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list-style-name="WW8Num3" style:master-page-name="Standard">
      <style:paragraph-properties style:page-number="auto"/>
    </style:style>
    <style:style style:name="P3" style:family="paragraph" style:parent-style-name="Standard">
      <style:paragraph-properties fo:margin-left="0in" fo:margin-right="0in" fo:text-indent="0in" style:auto-text-indent="false"/>
      <style:text-properties officeooo:rsid="001b0a96" officeooo:paragraph-rsid="001b0a96"/>
    </style:style>
    <style:style style:name="P4" style:family="paragraph" style:parent-style-name="Heading_20_2" style:list-style-name="WW8Num3"/>
    <style:style style:name="T1" style:family="text">
      <style:text-properties style:font-name="Times New Roman" style:font-size-complex="12pt"/>
    </style:style>
    <style:style style:name="T2" style:family="text">
      <style:text-properties style:text-position="super 58%" style:font-name="Times New Roman" style:font-size-complex="12pt"/>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PLANNING AND PROPOSAL WRITING </text:p>
      <text:p text:style-name="Standard"/>
      <text:p text:style-name="P1">(Major Heading)</text:p>
      <text:section text:style-name="Sect1" text:name=":d9.l">
        <text:p text:style-name="Standard">Kevin Cole</text:p>
      </text:section>
      <text:p text:style-name="P3">bin/mswf.sh</text:p>
      <text:list xml:id="list4968177769944644193" text:style-name="WW8Num3">
        <text:list-item>
          <text:h text:style-name="P2" text:outline-level="1">PROGRAM PLANNING AND PROPOSAL WRIRING</text:h>
          <text:list>
            <text:list-item>
              <text:h text:style-name="P4" text:outline-level="2">Heading 2</text:h>
            </text:list-item>
            <text:list-item>
              <text:h text:style-name="P4" text:outline-level="2">Heading 2</text:h>
            </text:list-item>
            <text:list-item>
              <text:h text:style-name="P4" text:outline-level="2">Heading 2</text:h>
            </text:list-item>
            <text:list-item>
              <text:h text:style-name="P4" text:outline-level="2">Heading 2</text:h>
            </text:list-item>
            <text:list-item>
              <text:h text:style-name="P4" text:outline-level="2">Heading 2</text:h>
            </text:list-item>
            <text:list-item>
              <text:h text:style-name="P4" text:outline-level="2">Heading 2</text:h>
            </text:list-item>
          </text:list>
        </text:list-item>
      </text:list>
      <text:p text:style-name="Text_20_body"><text:span text:style-name="T1">We are asking for support from the Windham Foundation to start this SMART MOVES program at an earlier age. We will expand and incentivize our SMART MOVES program to reach more youth at a younger age. Because of organizational capacity, we have been teaching our SMART MOVES program to 6</text:span><text:span text:style-name="T2">th</text:span><text:span text:style-name="T1"> and 7</text:span><text:span text:style-name="T2">th</text:span><text:span text:style-name="T1"> graders. With this grant we will be able to increase staffing hours and that allow us to start teaching our SMART MOVES program to 3</text:span><text:span text:style-name="T2">rd</text:span><text:span text:style-name="T1"> and 4</text:span><text:span text:style-name="T2">th</text:span><text:span text:style-name="T1"> graders. We will incentivize the 3</text:span><text:span text:style-name="T2">rd</text:span><text:span text:style-name="T1"> and 4</text:span><text:span text:style-name="T2">th</text:span><text:span text:style-name="T1"> graders to complete the 2 separate eight week programs during the school year.</text:span></text:p>
      <text:p text:style-name="Standard"/>
      <text:list xml:id="list94708955008379" text:continue-numbering="true" text:style-name="WW8Num3">
        <text:list-item>
          <text:h text:style-name="P2" text:outline-level="1">PROGRAM PLANNING AND PROPOSAL WRIRING</text:h>
          <text:h text:style-name="Heading_20_2" text:outline-level="2">Heading 2</text:h>
          <text:h text:style-name="Heading_20_2" text:outline-level="2">Heading 2</text:h>
          <text:h text:style-name="Heading_20_2" text:outline-level="2">Heading 2</text:h>
          <text:h text:style-name="Heading_20_2" text:outline-level="2">Heading 2</text:h>
          <text:h text:style-name="Heading_20_2" text:outline-level="2">Heading 2</text:h>
          <text:h text:style-name="Heading_20_2" text:outline-level="2">Heading 2</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he" style:country-complex="IL"/>
    </style:style>
    <style:style style:name="Heading" style:family="paragraph" style:parent-style-name="Standard" style:next-style-name="Text_20_body" style:class="text">
      <style:paragraph-properties fo:text-align="center" style:justify-single-word="false"/>
      <style:text-properties fo:font-size="10pt" fo:font-weight="bold" style:font-size-asian="10pt" style:font-weight-asian="bold"/>
    </style:style>
    <style:style style:name="Text_20_body" style:display-name="Text body" style:family="paragraph" style:parent-style-name="Standard" style:class="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3" style:class="text">
      <style:paragraph-properties fo:margin-top="0.1665in" fo:margin-bottom="0.0417in" style:contextual-spacing="false" fo:keep-with-next="always"/>
      <style:text-properties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style>
    <style:style style:name="Heading_20_2" style:display-name="Heading 2" style:family="paragraph" style:parent-style-name="Standard" style:next-style-name="Standard" style:default-outline-level="2" style:list-style-name="WW8Num3" style:class="text">
      <style:paragraph-properties fo:margin-top="0.1665in" fo:margin-bottom="0.0417in" style:contextual-spacing="false" fo:keep-with-next="alway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list-style-name="WW8Num3" style:class="text">
      <style:paragraph-properties fo:margin-top="0.1665in" fo:margin-bottom="0.0417in" style:contextual-spacing="false" fo:keep-with-next="alway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4" style:display-name="Heading 4" style:family="paragraph" style:parent-style-name="Standard" style:next-style-name="Standard" style:default-outline-level="4" style:list-style-name="WW8Num3" style:class="text">
      <style:paragraph-properties fo:margin-top="0.1665in" fo:margin-bottom="0.0417in" style:contextual-spacing="false" fo:keep-with-next="alway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3"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WW8Num3"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3"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3"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3"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Arial" style:font-family-complex="Arial" style:font-family-generic-complex="swiss" style:font-pitch-complex="variable" style:font-size-complex="11pt"/>
    </style:style>
    <style:style style:name="Wk_2f_Tbl_20_Text" style:display-name="Wk/Tbl Text" style:family="paragraph" style:parent-style-name="Standard">
      <style:paragraph-properties fo:orphans="0" fo:widows="0"/>
    </style:style>
    <style:style style:name="Comment_20_Text" style:display-name="Comment Text"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ody_20_Text_20_2" style:display-name="Body Text 2" style:family="paragraph" style:parent-style-name="Standard">
      <style:text-properties fo:color="#0000ff"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Body_20_Text_20_3" style:display-name="Body Text 3" style:family="paragraph" style:parent-style-name="Standard">
      <style:text-properties fo:color="#00808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Header_20_1" style:display-name="Header 1" style:family="paragraph" style:parent-style-name="Standard">
      <style:paragraph-properties fo:margin-top="0in" fo:margin-bottom="0.1665in" style:contextual-spacing="false" fo:orphans="0" fo:widows="0"/>
      <style:text-properties style:language-complex="ar" style:country-complex="S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style style:name="WW8Num7z0" style:family="text"/>
    <style:style style:name="Default_20_Paragraph_20_Font" style:display-name="Default Paragraph Font" style:family="text"/>
    <style:style style:name="Tag" style:family="text" style:parent-style-name="Default_20_Paragraph_20_Fon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Comment_20_Reference" style:display-name="Comment Reference" style:family="text" style:parent-style-name="Default_20_Paragraph_20_Font">
      <style:text-properties fo:font-size="8pt" style:font-size-asian="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0.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y Outline</dc:title>
    <meta:initial-creator>Paul Flint</meta:initial-creator>
    <meta:creation-date>2014-12-10T09:58:00</meta:creation-date>
    <dc:date>2015-02-06T09:47:08.605303280</dc:date>
    <meta:print-date>2002-05-02T11:39:00</meta:print-date>
    <meta:editing-cycles>3</meta:editing-cycles>
    <meta:editing-duration>P2171DT9H31M44S</meta:editing-duration>
    <meta:generator>LibreOffice/4.2.7.2$Linux_X86_64 LibreOffice_project/420m0$Build-2</meta:generator>
    <meta:document-statistic meta:table-count="0" meta:image-count="0" meta:object-count="0" meta:page-count="3" meta:paragraph-count="19" meta:word-count="152" meta:character-count="839" meta:non-whitespace-character-count="713"/>
  </office:meta>
</office:document-meta>
</file>